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" style:font-name-asian="Liberation Sans1" style:font-name-complex="Liberation Sans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" style:font-name-asian="Liberation Sans1" style:font-name-complex="Liberation Sans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" style:font-name-asian="Liberation Sans1" style:font-name-complex="Liberation Sans1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a933" style:font-name="Liberation Sans1" style:font-name-asian="Liberation Sans1" style:font-name-complex="Liberation Sans1"/>
    </style:style>
    <style:style style:name="ce16" style:family="table-cell" style:parent-style-name="Default" style:data-style-name="N0">
      <style:table-cell-properties fo:background-color="#000000" style:vertical-align="automatic"/>
      <style:text-properties fo:color="#2a6099" style:font-name="Liberation Sans1" style:font-name-asian="Liberation Sans1" style:font-name-complex="Liberation Sans1"/>
    </style:style>
    <style:style style:name="ce12" style:family="table-cell" style:parent-style-name="Default" style:data-style-name="N0">
      <style:table-cell-properties fo:background-color="#000000" style:vertical-align="automatic"/>
      <style:text-properties fo:color="#595959" style:font-name="Liberation Sans1" style:font-name-asian="Liberation Sans1" style:font-name-complex="Liberation Sans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" style:font-name-asian="Liberation Sans1" style:font-name-complex="Liberation Sans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" style:font-name-asian="Liberation Sans1" style:font-name-complex="Liberation Sans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" style:font-name-asian="Liberation Sans1" style:font-name-complex="Liberation Sans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" style:font-name-asian="Liberation Sans1" style:font-name-complex="Liberation Sans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" style:font-name-asian="Liberation Sans1" style:font-name-complex="Liberation Sans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" style:font-name-asian="Liberation Sans1" style:font-name-complex="Liberation Sans1"/>
    </style:style>
    <style:style style:name="ce1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" style:font-name-asian="Liberation Sans1" style:font-name-complex="Liberation Sans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" style:font-name-asian="Liberation Sans1" style:font-name-complex="Liberation Sans1"/>
    </style:style>
    <style:style style:name="ce14" style:family="table-cell" style:parent-style-name="Default" style:data-style-name="N49">
      <style:table-cell-properties fo:background-color="#000000" style:vertical-align="automatic"/>
      <style:text-properties fo:color="#00a933" style:font-name="Liberation Sans1" style:font-name-asian="Liberation Sans1" style:font-name-complex="Liberation Sans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" style:font-name-asian="Liberation Sans1" style:font-name-complex="Liberation Sans1"/>
    </style:style>
    <style:style style:name="ce34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6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1</text:p>
          </table:table-cell>
          <table:table-cell table:style-name="ce21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ycparser</text:p>
          </table:table-cell>
          <table:table-cell table:style-name="ce21" table:number-columns-repeated="2"/>
          <table:table-cell table:style-name="ce9" office:value-type="float" office:value="2.22" calcext:value-type="float">
            <text:p>2.22</text:p>
          </table:table-cell>
          <table:table-cell table:style-name="ce21" office:value-type="string" calcext:value-type="string">
            <text:p>2024/Mar/30</text:p>
          </table:table-cell>
          <table:table-cell table:style-name="ce21" table:number-columns-repeated="16370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2">
          <table:table-cell table:style-name="ce16"/>
          <table:table-cell table:style-name="ce16" office:value-type="string" calcext:value-type="string">
            <text:p>i1.1.72</text:p>
          </table:table-cell>
          <table:table-cell table:style-name="ce16" office:value-type="string" calcext:value-type="string">
            <text:p>PyNaCl</text:p>
          </table:table-cell>
          <table:table-cell table:style-name="ce16" office:value-type="string" calcext:value-type="string">
            <text:p>1.5.0</text:p>
          </table:table-cell>
          <table:table-cell table:style-name="ce17" office:value-type="string" calcext:value-type="string">
            <text:p>2022/Jan/08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yes</text:p>
          </table:table-cell>
          <table:table-cell table:style-name="ce17"/>
          <table:table-cell table:style-name="ce16" office:value-type="string" calcext:value-type="string">
            <text:p>pynacl&gt;=1.5</text:p>
          </table:table-cell>
          <table:table-cell table:style-name="ce16" table:number-columns-repeated="5"/>
          <table:table-cell table:style-name="ce34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2" table:number-columns-repeated="3"/>
          <table:table-cell table:style-name="ce13" table:number-columns-repeated="5"/>
          <table:table-cell table:style-name="ce12" table:number-columns-repeated="6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1</text:p>
          </table:table-cell>
          <table:table-cell table:style-name="ce21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parser</text:p>
          </table:table-cell>
          <table:table-cell table:style-name="ce21" table:number-columns-repeated="2"/>
          <table:table-cell table:style-name="ce9" office:value-type="float" office:value="2.22" calcext:value-type="float">
            <text:p>2.22</text:p>
          </table:table-cell>
          <table:table-cell table:style-name="ce21" office:value-type="string" calcext:value-type="string">
            <text:p>2024/Mar/30</text:p>
          </table:table-cell>
          <table:table-cell table:style-name="ce21" table:number-columns-repeated="16370"/>
        </table:table-row>
        <table:table-row table:style-name="ro2">
          <table:table-cell table:style-name="ce21" table:number-columns-repeated="3"/>
          <table:table-cell table:style-name="ce9"/>
          <table:table-cell table:style-name="ce10" table:number-columns-repeated="5"/>
          <table:table-cell table:style-name="ce21" table:number-columns-repeated="3"/>
          <table:table-cell table:style-name="ce9"/>
          <table:table-cell table:style-name="ce21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4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2">
          <table:table-cell table:style-name="ce16"/>
          <table:table-cell table:style-name="ce16" office:value-type="string" calcext:value-type="string">
            <text:p>i1.1.72</text:p>
          </table:table-cell>
          <table:table-cell table:style-name="ce16" office:value-type="string" calcext:value-type="string">
            <text:p>PyNaCl</text:p>
          </table:table-cell>
          <table:table-cell table:style-name="ce16" office:value-type="string" calcext:value-type="string">
            <text:p>1.5.0</text:p>
          </table:table-cell>
          <table:table-cell table:style-name="ce17" office:value-type="string" calcext:value-type="string">
            <text:p>2022/Jan/08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yes</text:p>
          </table:table-cell>
          <table:table-cell table:style-name="ce17"/>
          <table:table-cell table:style-name="ce16" office:value-type="string" calcext:value-type="string">
            <text:p>pynacl&gt;=1.5</text:p>
          </table:table-cell>
          <table:table-cell table:style-name="ce16" table:number-columns-repeated="5"/>
          <table:table-cell table:style-name="ce34"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4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4</text:p>
          </table:table-cell>
          <table:table-cell table:style-name="ce21" office:value-type="string" calcext:value-type="string">
            <text:p>autopage</text:p>
          </table:table-cell>
          <table:table-cell table:style-name="ce21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autopage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5</text:p>
          </table:table-cell>
          <table:table-cell table:style-name="ce21" office:value-type="string" calcext:value-type="string">
            <text:p>pyperclip</text:p>
          </table:table-cell>
          <table:table-cell table:style-name="ce21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perclip&gt;=1.8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5</text:p>
          </table:table-cell>
          <table:table-cell table:style-name="ce21" office:value-type="string" calcext:value-type="string">
            <text:p>pyperclip</text:p>
          </table:table-cell>
          <table:table-cell table:style-name="ce21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perclip&gt;=1.8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decorator&gt;=4.4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1</text:p>
          </table:table-cell>
          <table:table-cell table:style-name="ce21" office:value-type="string" calcext:value-type="string">
            <text:p>jmespath</text:p>
          </table:table-cell>
          <table:table-cell table:style-name="ce21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jmespath&gt;=0.9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2</text:p>
          </table:table-cell>
          <table:table-cell table:style-name="ce21" office:value-type="string" calcext:value-type="string">
            <text:p>jsonpointe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jsonpointer&gt;=1.9</text:p>
          </table:table-cell>
          <table:table-cell table:style-name="ce21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12</text:p>
          </table:table-cell>
          <table:table-cell table:style-name="ce21" office:value-type="string" calcext:value-type="string">
            <text:p>jsonpointe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pointer&gt;=1.9</text:p>
          </table:table-cell>
          <table:table-cell table:style-name="ce21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70</text:p>
          </table:table-cell>
          <table:table-cell table:style-name="ce21" office:value-type="string" calcext:value-type="string">
            <text:p>warlock</text:p>
          </table:table-cell>
          <table:table-cell table:style-name="ce21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warlock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typing-extensions&gt;=4.12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5</text:p>
          </table:table-cell>
          <table:table-cell table:style-name="ce21" office:value-type="string" calcext:value-type="string">
            <text:p>platformdirs</text:p>
          </table:table-cell>
          <table:table-cell table:style-name="ce21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latformdirs&gt;=3</text:p>
          </table:table-cell>
          <table:table-cell table:style-name="ce21" office:value-type="string" calcext:value-type="string">
            <text:p>MIT License</text:p>
          </table:table-cell>
          <table:table-cell table:style-name="ce21"/>
          <table:table-cell table:style-name="ce21" office:value-type="string" calcext:value-type="string">
            <text:p>4.3.6</text:p>
          </table:table-cell>
          <table:table-cell table:style-name="ce21" office:value-type="string" calcext:value-type="string">
            <text:p>2024/Sep/18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netaddr&gt;=0.10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wrapt&gt;=1.7.0 # BSD License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/>
          <table:table-cell table:style-name="ce21" office:value-type="float" office:value="2025.1" calcext:value-type="float">
            <text:p>2025.1</text:p>
          </table:table-cell>
          <table:table-cell table:style-name="ce21" office:value-type="string" calcext:value-type="string">
            <text:p>2025/Jan/22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9</text:p>
          </table:table-cell>
          <table:table-cell table:style-name="ce21" office:value-type="string" calcext:value-type="string">
            <text:p>rfc3986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rfc3986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9</text:p>
          </table:table-cell>
          <table:table-cell table:style-name="ce21" office:value-type="string" calcext:value-type="string">
            <text:p>microversion_parse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icroversion-pars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2</text:p>
          </table:table-cell>
          <table:table-cell table:style-name="ce21" office:value-type="string" calcext:value-type="string">
            <text:p>blinker</text:p>
          </table:table-cell>
          <table:table-cell table:style-name="ce21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blinker&gt;=1.9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3</text:p>
          </table:table-cell>
          <table:table-cell table:style-name="ce21" office:value-type="string" calcext:value-type="string">
            <text:p>click</text:p>
          </table:table-cell>
          <table:table-cell table:style-name="ce21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click&gt;=8.1.3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4</text:p>
          </table:table-cell>
          <table:table-cell table:style-name="ce21" office:value-type="string" calcext:value-type="string">
            <text:p>itsdangerous</text:p>
          </table:table-cell>
          <table:table-cell table:style-name="ce21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itsdangerous&gt;=2.2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5</text:p>
          </table:table-cell>
          <table:table-cell table:style-name="ce21" office:value-type="string" calcext:value-type="string">
            <text:p>Werkzeug</text:p>
          </table:table-cell>
          <table:table-cell table:style-name="ce21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werkzeug&gt;=3.1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74</text:p>
          </table:table-cell>
          <table:table-cell table:style-name="ce21" office:value-type="string" calcext:value-type="string">
            <text:p>MarkupSafe</text:p>
          </table:table-cell>
          <table:table-cell table:style-name="ce21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arkupsafe&gt;=2.1.1</text:p>
          </table:table-cell>
          <table:table-cell table:style-name="ce21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22</text:p>
          </table:table-cell>
          <table:table-cell table:style-name="ce21" office:value-type="string" calcext:value-type="string">
            <text:p>blinker</text:p>
          </table:table-cell>
          <table:table-cell table:style-name="ce21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blinker&gt;=1.9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23</text:p>
          </table:table-cell>
          <table:table-cell table:style-name="ce21" office:value-type="string" calcext:value-type="string">
            <text:p>click</text:p>
          </table:table-cell>
          <table:table-cell table:style-name="ce21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ck&gt;=8.1.3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24</text:p>
          </table:table-cell>
          <table:table-cell table:style-name="ce21" office:value-type="string" calcext:value-type="string">
            <text:p>itsdangerous</text:p>
          </table:table-cell>
          <table:table-cell table:style-name="ce21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itsdangerous&gt;=2.2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inja2&gt;=3.1.2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a.08.74</text:p>
          </table:table-cell>
          <table:table-cell table:style-name="ce21" office:value-type="string" calcext:value-type="string">
            <text:p>MarkupSafe</text:p>
          </table:table-cell>
          <table:table-cell table:style-name="ce21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arkupsafe&gt;=2.1.1</text:p>
          </table:table-cell>
          <table:table-cell table:style-name="ce21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21" table:number-columns-repeated="16370"/>
        </table:table-row>
        <table:table-row table:style-name="ro1">
          <table:table-cell table:style-name="ce21"/>
          <table:table-cell table:style-name="ce21" office:value-type="string" calcext:value-type="string">
            <text:p>i1.1.25</text:p>
          </table:table-cell>
          <table:table-cell table:style-name="ce21" office:value-type="string" calcext:value-type="string">
            <text:p>Werkzeug</text:p>
          </table:table-cell>
          <table:table-cell table:style-name="ce21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rkzeug&gt;=3.1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7</text:p>
          </table:table-cell>
          <table:table-cell table:style-name="ce21" office:value-type="string" calcext:value-type="string">
            <text:p>aniso8601</text:p>
          </table:table-cell>
          <table:table-cell table:style-name="ce21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aniso8601&gt;=0.82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27</text:p>
          </table:table-cell>
          <table:table-cell table:style-name="ce21" office:value-type="string" calcext:value-type="string">
            <text:p>aniso8601</text:p>
          </table:table-cell>
          <table:table-cell table:style-name="ce21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niso8601&gt;=0.82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&gt;=0.8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ix&gt;=1.3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a.08.91.20.16</text:p>
          </table:table-cell>
          <table:table-cell table:style-name="ce21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z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reenlet&gt;=1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reenlet&gt;=1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yping-extensions&gt;=4.6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ython-dateutil&gt;=2.7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ix&gt;=1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yJWT&gt;=2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4</text:p>
          </table:table-cell>
          <table:table-cell table:style-name="ce21" office:value-type="string" calcext:value-type="string">
            <text:p>scrypt</text:p>
          </table:table-cell>
          <table:table-cell table:style-name="ce21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scrypt&gt;=0.8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5</text:p>
          </table:table-cell>
          <table:table-cell table:style-name="ce21" office:value-type="string" calcext:value-type="string">
            <text:p>dnspython</text:p>
          </table:table-cell>
          <table:table-cell table:style-name="ce21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dnspython&gt;=1.15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5</text:p>
          </table:table-cell>
          <table:table-cell table:style-name="ce21" office:value-type="string" calcext:value-type="string">
            <text:p>dnspython</text:p>
          </table:table-cell>
          <table:table-cell table:style-name="ce21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nspython&gt;=1.15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reenlet&gt;=1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fasteners&gt;=0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9</text:p>
          </table:table-cell>
          <table:table-cell table:style-name="ce21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repoze.lru&gt;=0.3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ix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39</text:p>
          </table:table-cell>
          <table:table-cell table:style-name="ce21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poze.lru&gt;=0.3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55</text:p>
          </table:table-cell>
          <table:table-cell table:style-name="ce21" office:value-type="string" calcext:value-type="string">
            <text:p>Setuptools</text:p>
          </table:table-cell>
          <table:table-cell table:style-name="ce21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etuptools</text:p>
          </table:table-cell>
          <table:table-cell table:style-name="ce21" table:number-columns-repeated="1637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2</text:p>
          </table:table-cell>
          <table:table-cell table:style-name="ce21" office:value-type="string" calcext:value-type="string">
            <text:p>yappi</text:p>
          </table:table-cell>
          <table:table-cell table:style-name="ce21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Yappi&gt;=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vine&lt;6.0.0,&gt;=5.0.0</text:p>
          </table:table-cell>
          <table:table-cell table:style-name="ce21" table:number-columns-repeated="1637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vine&lt;6.0.0,&gt;=5.0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mqp&lt;6.0.0,&gt;=5.1.1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vine==5.1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zdata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7</text:p>
          </table:table-cell>
          <table:table-cell table:style-name="ce21" office:value-type="string" calcext:value-type="string">
            <text:p>statsd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statsd&gt;=3.2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8</text:p>
          </table:table-cell>
          <table:table-cell table:style-name="ce21" office:value-type="string" calcext:value-type="string">
            <text:p>prometheus_client</text:p>
          </table:table-cell>
          <table:table-cell table:style-name="ce21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rometheus-client&gt;=0.6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SQLAlchemy&gt;=1.3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b10.13.24.14</text:p>
          </table:table-cell>
          <table:table-cell table:style-name="ce21" office:value-type="string" calcext:value-type="string">
            <text:p>Mako</text:p>
          </table:table-cell>
          <table:table-cell table:style-name="ce21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Mako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typing-extensions&gt;=4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0</text:p>
          </table:table-cell>
          <table:table-cell table:style-name="ce21" office:value-type="string" calcext:value-type="string">
            <text:p>oauthlib</text:p>
          </table:table-cell>
          <table:table-cell table:style-name="ce21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oauthlib&gt;=0.6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defusedxml</text:p>
          </table:table-cell>
          <table:table-cell table:style-name="ce21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lt;44,&gt;=41.0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3</text:p>
          </table:table-cell>
          <table:table-cell table:style-name="ce21" office:value-type="string" calcext:value-type="string">
            <text:p>elementpath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elementpath&lt;5.0.0,&gt;=4.1.5</text:p>
          </table:table-cell>
          <table:table-cell table:style-name="ce21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53</text:p>
          </table:table-cell>
          <table:table-cell table:style-name="ce21" office:value-type="string" calcext:value-type="string">
            <text:p>elementpath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lementpath&lt;5.0.0,&gt;=4.1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 (&gt;=3.1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fusedxml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dateutil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 (&gt;=2.0.0,&lt;3.0.0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rpds-py&gt;=0.7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a.08.91.20.18</text:p>
          </table:table-cell>
          <table:table-cell table:style-name="ce21" office:value-type="string" calcext:value-type="string">
            <text:p>Attrs</text:p>
          </table:table-cell>
          <table:table-cell table:style-name="ce21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ttrs&gt;=22.2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rpds-py&gt;=0.7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a.08.91.20.18</text:p>
          </table:table-cell>
          <table:table-cell table:style-name="ce21" office:value-type="string" calcext:value-type="string">
            <text:p>Attrs</text:p>
          </table:table-cell>
          <table:table-cell table:style-name="ce21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ttrs&gt;=22.2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ferencing&gt;=0.28.4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rpds-py&gt;=0.7.1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70</text:p>
          </table:table-cell>
          <table:table-cell table:style-name="ce21" office:value-type="string" calcext:value-type="string">
            <text:p>warlock</text:p>
          </table:table-cell>
          <table:table-cell table:style-name="ce21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warlock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1</text:p>
          </table:table-cell>
          <table:table-cell table:style-name="ce21" office:value-type="string" calcext:value-type="string">
            <text:p>httplib2</text:p>
          </table:table-cell>
          <table:table-cell table:style-name="ce21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httplib2&gt;=0.9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parsing&gt;=2.4.2,&lt;4, !=3.0.0, !=3.0.1, !=3.0.2, !=3.0.3</text:p>
          </table:table-cell>
          <table:table-cell table:style-name="ce21" office:value-type="string" calcext:value-type="string">
            <text:p><text:s/>python_version&gt;'3.0'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2</text:p>
          </table:table-cell>
          <table:table-cell table:style-name="ce21" office:value-type="string" calcext:value-type="string">
            <text:p>networkx</text:p>
          </table:table-cell>
          <table:table-cell table:style-name="ce21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networkx&gt;=2.1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3</text:p>
          </table:table-cell>
          <table:table-cell table:style-name="ce21" office:value-type="string" calcext:value-type="string">
            <text:p>tenacity</text:p>
          </table:table-cell>
          <table:table-cell table:style-name="ce21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tenacity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4</text:p>
          </table:table-cell>
          <table:table-cell table:style-name="ce21" office:value-type="string" calcext:value-type="string">
            <text:p>pydot</text:p>
          </table:table-cell>
          <table:table-cell table:style-name="ce21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dot&gt;=1.2.4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parsing&gt;=3.0.9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5</text:p>
          </table:table-cell>
          <table:table-cell table:style-name="ce21" office:value-type="string" calcext:value-type="string">
            <text:p>simplegeneric</text:p>
          </table:table-cell>
          <table:table-cell table:style-name="ce21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simplegeneric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6</text:p>
          </table:table-cell>
          <table:table-cell table:style-name="ce21" office:value-type="string" calcext:value-type="string">
            <text:p>zipp</text:p>
          </table:table-cell>
          <table:table-cell table:style-name="ce21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zipp&gt;=0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66</text:p>
          </table:table-cell>
          <table:table-cell table:style-name="ce21" office:value-type="string" calcext:value-type="string">
            <text:p>zipp</text:p>
          </table:table-cell>
          <table:table-cell table:style-name="ce21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zipp&gt;=0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65</text:p>
          </table:table-cell>
          <table:table-cell table:style-name="ce21" office:value-type="string" calcext:value-type="string">
            <text:p>simplegeneric</text:p>
          </table:table-cell>
          <table:table-cell table:style-name="ce21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21" office:value-type="string" calcext:value-type="string">
            <text:p>simplegeneric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a.08.91.20.16</text:p>
          </table:table-cell>
          <table:table-cell table:style-name="ce21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z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7.12</text:p>
          </table:table-cell>
          <table:table-cell table:style-name="ce21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9</text:p>
          </table:table-cell>
          <table:table-cell table:style-name="ce21" office:value-type="string" calcext:value-type="string">
            <text:p>retrying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retrying!=1.3.0,&gt;=1.2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ix&gt;=1.7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70</text:p>
          </table:table-cell>
          <table:table-cell table:style-name="ce21" office:value-type="string" calcext:value-type="string">
            <text:p>warlock</text:p>
          </table:table-cell>
          <table:table-cell table:style-name="ce21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warlock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patch (&gt;=1,&lt;2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 (&gt;=4,&lt;5)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6" office:value-type="string" calcext:value-type="string">
            <text:p>A:</text:p>
          </table:table-cell>
          <table:table-cell table:style-name="ce16" office:value-type="string" calcext:value-type="string">
            <text:p>i1.1.71</text:p>
          </table:table-cell>
          <table:table-cell table:style-name="ce16" office:value-type="string" calcext:value-type="string">
            <text:p>invoke</text:p>
          </table:table-cell>
          <table:table-cell table:style-name="ce16" office:value-type="string" calcext:value-type="string">
            <text:p>2.2.1</text:p>
          </table:table-cell>
          <table:table-cell table:style-name="ce17" office:value-type="string" calcext:value-type="string">
            <text:p>2025/Oct/11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6" office:value-type="string" calcext:value-type="string">
            <text:p>invoke&gt;=2.0</text:p>
          </table:table-cell>
          <table:table-cell table:style-name="ce16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1.1.73</text:p>
          </table:table-cell>
          <table:table-cell table:style-name="ce16" office:value-type="string" calcext:value-type="string">
            <text:p>paramiko</text:p>
          </table:table-cell>
          <table:table-cell table:style-name="ce16" office:value-type="string" calcext:value-type="string">
            <text:p>4.0.0</text:p>
          </table:table-cell>
          <table:table-cell table:style-name="ce17" office:value-type="string" calcext:value-type="string">
            <text:p>2025/Aug/04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paramiko&gt;=2.7.1</text:p>
          </table:table-cell>
          <table:table-cell table:style-name="ce16" office:value-type="string" calcext:value-type="string">
            <text:p>LGPLv2.1+</text:p>
          </table:table-cell>
          <table:table-cell table:style-name="ce16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6" office:value-type="string" calcext:value-type="string">
            <text:p>A:</text:p>
          </table:table-cell>
          <table:table-cell table:style-name="ce16" office:value-type="string" calcext:value-type="string">
            <text:p>i1.1.72</text:p>
          </table:table-cell>
          <table:table-cell table:style-name="ce16" office:value-type="string" calcext:value-type="string">
            <text:p>PyNaCl</text:p>
          </table:table-cell>
          <table:table-cell table:style-name="ce16" office:value-type="string" calcext:value-type="string">
            <text:p>1.5.0</text:p>
          </table:table-cell>
          <table:table-cell table:style-name="ce17" office:value-type="string" calcext:value-type="string">
            <text:p>2022/Jan/08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yes</text:p>
          </table:table-cell>
          <table:table-cell table:style-name="ce17"/>
          <table:table-cell table:style-name="ce16" office:value-type="string" calcext:value-type="string">
            <text:p>pynacl&gt;=1.5</text:p>
          </table:table-cell>
          <table:table-cell table:style-name="ce16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21" office:value-type="string" calcext:value-type="string">
            <text:p>cffi&gt;=1.4.1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01</text:p>
          </table:table-cell>
          <table:table-cell table:style-name="ce21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21" office:value-type="string" calcext:value-type="string">
            <text:p>pycparser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1.1.73</text:p>
          </table:table-cell>
          <table:table-cell table:style-name="ce16" office:value-type="string" calcext:value-type="string">
            <text:p>paramiko</text:p>
          </table:table-cell>
          <table:table-cell table:style-name="ce16" office:value-type="string" calcext:value-type="string">
            <text:p>4.0.0</text:p>
          </table:table-cell>
          <table:table-cell table:style-name="ce17" office:value-type="string" calcext:value-type="string">
            <text:p>2025/Aug/04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paramiko&gt;=2.7.1</text:p>
          </table:table-cell>
          <table:table-cell table:style-name="ce16" office:value-type="string" calcext:value-type="string">
            <text:p>LGPLv2.1+</text:p>
          </table:table-cell>
          <table:table-cell table:style-name="ce16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A:</text:p>
          </table:table-cell>
          <table:table-cell table:style-name="ce16" office:value-type="string" calcext:value-type="string">
            <text:p>i1.1.73</text:p>
          </table:table-cell>
          <table:table-cell table:style-name="ce16" office:value-type="string" calcext:value-type="string">
            <text:p>paramiko</text:p>
          </table:table-cell>
          <table:table-cell table:style-name="ce16" office:value-type="string" calcext:value-type="string">
            <text:p>4.0.0</text:p>
          </table:table-cell>
          <table:table-cell table:style-name="ce17" office:value-type="string" calcext:value-type="string">
            <text:p>2025/Aug/04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6" office:value-type="string" calcext:value-type="string">
            <text:p>paramiko&gt;=2.7.1</text:p>
          </table:table-cell>
          <table:table-cell table:style-name="ce16" office:value-type="string" calcext:value-type="string">
            <text:p>LGPLv2.1+</text:p>
          </table:table-cell>
          <table:table-cell table:style-name="ce16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bcrypt&gt;=3.2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3.3</text:p>
          </table:table-cell>
          <table:table-cell table:style-name="ce21" table:number-columns-repeated="16374"/>
        </table:table-row>
        <table:table-row table:style-name="ro2">
          <table:table-cell table:style-name="ce16"/>
          <table:table-cell table:style-name="ce16" office:value-type="string" calcext:value-type="string">
            <text:p>i1.1.71</text:p>
          </table:table-cell>
          <table:table-cell table:style-name="ce16" office:value-type="string" calcext:value-type="string">
            <text:p>invoke</text:p>
          </table:table-cell>
          <table:table-cell table:style-name="ce16" office:value-type="string" calcext:value-type="string">
            <text:p>2.2.1</text:p>
          </table:table-cell>
          <table:table-cell table:style-name="ce17" office:value-type="string" calcext:value-type="string">
            <text:p>2025/Oct/11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invoke&gt;=2.0</text:p>
          </table:table-cell>
          <table:table-cell table:style-name="ce16" table:number-columns-repeated="16374"/>
        </table:table-row>
        <table:table-row table:style-name="ro2">
          <table:table-cell table:style-name="ce16"/>
          <table:table-cell table:style-name="ce16" office:value-type="string" calcext:value-type="string">
            <text:p>i1.1.72</text:p>
          </table:table-cell>
          <table:table-cell table:style-name="ce16" office:value-type="string" calcext:value-type="string">
            <text:p>PyNaCl</text:p>
          </table:table-cell>
          <table:table-cell table:style-name="ce16" office:value-type="string" calcext:value-type="string">
            <text:p>1.5.0</text:p>
          </table:table-cell>
          <table:table-cell table:style-name="ce17" office:value-type="string" calcext:value-type="string">
            <text:p>2022/Jan/08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pynacl&gt;=1.5</text:p>
          </table:table-cell>
          <table:table-cell table:style-name="ce16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 table:number-rows-repeated="12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55</text:p>
          </table:table-cell>
          <table:table-cell table:style-name="ce21" office:value-type="string" calcext:value-type="string">
            <text:p>Setuptools</text:p>
          </table:table-cell>
          <table:table-cell table:style-name="ce21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etuptools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7</text:p>
          </table:table-cell>
          <table:table-cell table:style-name="ce21" office:value-type="string" calcext:value-type="string">
            <text:p>os-resource-classes</text:p>
          </table:table-cell>
          <table:table-cell table:style-name="ce21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resource-classes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8</text:p>
          </table:table-cell>
          <table:table-cell table:style-name="ce21" office:value-type="string" calcext:value-type="string">
            <text:p>os-traits</text:p>
          </table:table-cell>
          <table:table-cell table:style-name="ce21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traits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3</text:p>
          </table:table-cell>
          <table:table-cell table:style-name="ce21" office:value-type="string" calcext:value-type="string">
            <text:p>requestsexceptions</text:p>
          </table:table-cell>
          <table:table-cell table:style-name="ce21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requestsexception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rapt&gt;=1.7.0 # BSD License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7</text:p>
          </table:table-cell>
          <table:table-cell table:style-name="ce21" office:value-type="string" calcext:value-type="string">
            <text:p>os-resource-classes</text:p>
          </table:table-cell>
          <table:table-cell table:style-name="ce21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-resource-classes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8</text:p>
          </table:table-cell>
          <table:table-cell table:style-name="ce21" office:value-type="string" calcext:value-type="string">
            <text:p>os-traits</text:p>
          </table:table-cell>
          <table:table-cell table:style-name="ce21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-traits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9</text:p>
          </table:table-cell>
          <table:table-cell table:style-name="ce21" office:value-type="string" calcext:value-type="string">
            <text:p>microversion_parse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microversion-pars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2.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3">
          <table:table-cell table:number-columns-repeated="15"/>
          <table:table-cell table:style-name="ce3" table:number-columns-repeated="16369"/>
        </table:table-row>
        <table:table-row table:style-name="ro1" table:number-rows-repeated="5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" table:number-columns-repeated="16369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 # Apache-2.0</text:p>
          </table:table-cell>
          <table:table-cell table:style-name="ce21"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4</text:p>
          </table:table-cell>
          <table:table-cell table:style-name="ce21" office:value-type="string" calcext:value-type="string">
            <text:p>autopage</text:p>
          </table:table-cell>
          <table:table-cell table:style-name="ce21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utopage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3.1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2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yping-extensions&gt;=4.12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 # Apache-2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7.18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9</text:p>
          </table:table-cell>
          <table:table-cell table:style-name="ce21" office:value-type="string" calcext:value-type="string">
            <text:p>rfc3986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fc3986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5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context&gt;=2.2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10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parsing&gt;=2.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a.08.53</text:p>
          </table:table-cell>
          <table:table-cell table:style-name="ce21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ckaging&gt;=20.4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/>
          <table:table-cell table:style-name="ce21" office:value-type="float" office:value="2025.1" calcext:value-type="float">
            <text:p>2025.1</text:p>
          </table:table-cell>
          <table:table-cell table:style-name="ce21" office:value-type="string" calcext:value-type="string">
            <text:p>2025/Jan/22</text:p>
          </table:table-cell>
          <table:table-cell table:style-name="ce21" table:number-columns-repeated="16370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sutil&gt;=3.2.2</text:p>
          </table:table-cell>
          <table:table-cell table:style-name="ce21" office:value-type="string" calcext:value-type="string">
            <text:p>BS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6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asteners&gt;=0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inja2&gt;=2.10</text:p>
          </table:table-cell>
          <table:table-cell table:style-name="ce21" office:value-type="string" calcext:value-type="string">
            <text:p>BSD License (3 clause)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7</text:p>
          </table:table-cell>
          <table:table-cell table:style-name="ce21" office:value-type="string" calcext:value-type="string">
            <text:p>statsd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atsd&gt;=3.2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b30.13.25.17</text:p>
          </table:table-cell>
          <table:table-cell table:style-name="ce21" office:value-type="string" calcext:value-type="string">
            <text:p>Msgpack</text:p>
          </table:table-cell>
          <table:table-cell table:style-name="ce21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sgpack&gt;=0.5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dateutil&gt;=2.7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41.0</text:p>
          </table:table-cell>
          <table:table-cell table:style-name="ce21"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44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9.0</text:p>
          </table:table-cell>
          <table:table-cell table:style-name="ce21"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8</text:p>
          </table:table-cell>
          <table:table-cell table:style-name="ce21" office:value-type="string" calcext:value-type="string">
            <text:p>prometheus-client</text:p>
          </table:table-cell>
          <table:table-cell table:style-name="ce21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ometheus-client&gt;=0.6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5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4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 2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reenlet&gt;=0.4.15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40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2</text:p>
          </table:table-cell>
          <table:table-cell table:style-name="ce21" office:value-type="string" calcext:value-type="string">
            <text:p>yappi</text:p>
          </table:table-cell>
          <table:table-cell table:style-name="ce21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Yappi&gt;=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5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2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5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5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5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25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table:number-columns-repeated="16375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6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70</text:p>
          </table:table-cell>
          <table:table-cell table:style-name="ce21" office:value-type="string" calcext:value-type="string">
            <text:p>warlock</text:p>
          </table:table-cell>
          <table:table-cell table:style-name="ce21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warlock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rapt&gt;=1.7.0</text:p>
          </table:table-cell>
          <table:table-cell table:style-name="ce21" office:value-type="string" calcext:value-type="string">
            <text:p>BSD License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OpenSSL&gt;=17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a.08.53</text:p>
          </table:table-cell>
          <table:table-cell table:style-name="ce21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ckaging&gt;=20.4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corator&gt;=4.0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3.0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1.8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5.7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4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4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 &gt;= 0.11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cadf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7.18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!=0.18.3,!=0.20.1,&gt;=0.18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corator&gt;=4.4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1</text:p>
          </table:table-cell>
          <table:table-cell table:style-name="ce21" office:value-type="string" calcext:value-type="string">
            <text:p>jmespath</text:p>
          </table:table-cell>
          <table:table-cell table:style-name="ce21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mespath&gt;=0.9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service-types&gt;=1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5</text:p>
          </table:table-cell>
          <table:table-cell table:style-name="ce21" office:value-type="string" calcext:value-type="string">
            <text:p>platformdirs</text:p>
          </table:table-cell>
          <table:table-cell table:style-name="ce21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latformdirs&gt;=3</text:p>
          </table:table-cell>
          <table:table-cell table:style-name="ce21" office:value-type="string" calcext:value-type="string">
            <text:p>MIT License</text:p>
          </table:table-cell>
          <table:table-cell table:style-name="ce21"/>
          <table:table-cell table:style-name="ce21" office:value-type="string" calcext:value-type="string">
            <text:p>4.3.6</text:p>
          </table:table-cell>
          <table:table-cell table:style-name="ce21" office:value-type="string" calcext:value-type="string">
            <text:p>2024/Sep/18</text:p>
          </table:table-cell>
          <table:table-cell table:style-name="ce21" table:number-columns-repeated="16370"/>
        </table:table-row>
        <table:table-row table:style-name="ro2">
          <table:table-cell table:style-name="ce21"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sutil&gt;=3.2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3</text:p>
          </table:table-cell>
          <table:table-cell table:style-name="ce21" office:value-type="string" calcext:value-type="string">
            <text:p>requestsexceptions</text:p>
          </table:table-cell>
          <table:table-cell table:style-name="ce21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exception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yping-extensions&gt;=4.12.0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asteners&gt;=0.17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62</text:p>
          </table:table-cell>
          <table:table-cell table:style-name="ce21" office:value-type="string" calcext:value-type="string">
            <text:p>networkx</text:p>
          </table:table-cell>
          <table:table-cell table:style-name="ce21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workx&gt;=2.1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63</text:p>
          </table:table-cell>
          <table:table-cell table:style-name="ce21" office:value-type="string" calcext:value-type="string">
            <text:p>tenacity</text:p>
          </table:table-cell>
          <table:table-cell table:style-name="ce21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nacity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64</text:p>
          </table:table-cell>
          <table:table-cell table:style-name="ce21" office:value-type="string" calcext:value-type="string">
            <text:p>pydot</text:p>
          </table:table-cell>
          <table:table-cell table:style-name="ce21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dot&gt;=1.2.4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1.3.3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8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table:number-columns-repeated="6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5.2.21</text:p>
          </table:table-cell>
          <table:table-cell office:value-type="string" calcext:value-type="string">
            <text:p>python-neutronclient</text:p>
          </table:table-cell>
          <table:table-cell office:value-type="string" calcext:value-type="string">
            <text:p>11.4.0</text:p>
          </table:table-cell>
          <table:table-cell office:value-type="string" calcext:value-type="string">
            <text:p>2025/Jan/16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ython-neutronclient&gt;=7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pbr!=2.1.0,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cliff&gt;=3.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debtcollector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iso8601&gt;=0.1.11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netaddr&gt;=0.7.18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penstacksdk&gt;=1.5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c-lib&gt;=1.1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log&gt;=3.36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serialization!=2.19.1,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os-client-config&gt;=1.2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keystoneauth1&gt;=3.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python-keystoneclient&gt;=3.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requests&gt;=2.14.2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1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1.6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1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1.1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1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2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1.1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adf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JWT&gt;=2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4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1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2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4</text:p>
          </table:table-cell>
          <table:table-cell table:style-name="ce21" office:value-type="string" calcext:value-type="string">
            <text:p>scrypt</text:p>
          </table:table-cell>
          <table:table-cell table:style-name="ce21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crypt&gt;=0.8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4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0</text:p>
          </table:table-cell>
          <table:table-cell table:style-name="ce21" office:value-type="string" calcext:value-type="string">
            <text:p>oauthlib</text:p>
          </table:table-cell>
          <table:table-cell table:style-name="ce21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authlib&gt;=0.6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JWT&gt;=1.6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5.17</text:p>
          </table:table-cell>
          <table:table-cell table:style-name="ce21" office:value-type="string" calcext:value-type="string">
            <text:p>Msgpack</text:p>
          </table:table-cell>
          <table:table-cell table:style-name="ce21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sgpack&gt;=0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fusedxml&gt;=0.7.1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3.14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33.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61</text:p>
          </table:table-cell>
          <table:table-cell table:style-name="ce21" office:value-type="string" calcext:value-type="string">
            <text:p>httplib2</text:p>
          </table:table-cell>
          <table:table-cell table:style-name="ce21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httplib2&gt;=0.9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8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4.5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7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!=3.0.0,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,!=9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1.1.69</text:p>
          </table:table-cell>
          <table:table-cell table:style-name="ce21" office:value-type="string" calcext:value-type="string">
            <text:p>retrying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trying!=1.3.0,&gt;=1.2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1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6.1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1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A:</text:p>
          </table:table-cell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Yes</text:p>
          </table:table-cell>
          <table:table-cell table:style-name="ce17"/>
          <table:table-cell table:style-name="ce16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8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7</text:p>
          </table:table-cell>
          <table:table-cell table:style-name="ce21" office:value-type="string" calcext:value-type="string">
            <text:p>os-resource-classes</text:p>
          </table:table-cell>
          <table:table-cell table:style-name="ce21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resource-classes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8</text:p>
          </table:table-cell>
          <table:table-cell table:style-name="ce21" office:value-type="string" calcext:value-type="string">
            <text:p>os-traits</text:p>
          </table:table-cell>
          <table:table-cell table:style-name="ce21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traits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9</text:p>
          </table:table-cell>
          <table:table-cell table:style-name="ce21" office:value-type="string" calcext:value-type="string">
            <text:p>microversion_parse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icroversion-pars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5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corator&gt;=4.1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30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inja2&gt;=2.10</text:p>
          </table:table-cell>
          <table:table-cell table:style-name="ce21" office:value-type="string" calcext:value-type="string">
            <text:p>BSD License (3 clause)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4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6"/>
          <table:table-cell table:style-name="ce16" office:value-type="string" calcext:value-type="string">
            <text:p>b10.13.24.13</text:p>
          </table:table-cell>
          <table:table-cell table:style-name="ce16" office:value-type="string" calcext:value-type="string">
            <text:p>lxml</text:p>
          </table:table-cell>
          <table:table-cell table:style-name="ce16" office:value-type="string" calcext:value-type="string">
            <text:p>6.0.2</text:p>
          </table:table-cell>
          <table:table-cell table:style-name="ce17" office:value-type="string" calcext:value-type="string">
            <text:p>2025/Sep/22</text:p>
          </table:table-cell>
          <table:table-cell table:style-name="ce17" office:value-type="string" calcext:value-type="string">
            <text:p>BLfS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lxml&gt;=4.5.0</text:p>
          </table:table-cell>
          <table:table-cell table:style-name="ce16" office:value-type="string" calcext:value-type="string">
            <text:p>BSD</text:p>
          </table:table-cell>
          <table:table-cell table:style-name="ce16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reenlet&gt;=0.4.15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7.18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6"/>
          <table:table-cell table:style-name="ce16" office:value-type="string" calcext:value-type="string">
            <text:p>i1.1.73</text:p>
          </table:table-cell>
          <table:table-cell table:style-name="ce16" office:value-type="string" calcext:value-type="string">
            <text:p>paramiko</text:p>
          </table:table-cell>
          <table:table-cell table:style-name="ce16" office:value-type="string" calcext:value-type="string">
            <text:p>4.0.0</text:p>
          </table:table-cell>
          <table:table-cell table:style-name="ce17" office:value-type="string" calcext:value-type="string">
            <text:p>2025/Aug/04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paramiko&gt;=2.7.1</text:p>
          </table:table-cell>
          <table:table-cell table:style-name="ce16" office:value-type="string" calcext:value-type="string">
            <text:p>LGPLv2.1+</text:p>
          </table:table-cell>
          <table:table-cell table:style-name="ce16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4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4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/>
          <table:table-cell office:value-type="string" calcext:value-type="string">
            <text:p>i5.2.21</text:p>
          </table:table-cell>
          <table:table-cell office:value-type="string" calcext:value-type="string">
            <text:p>python-neutronclient</text:p>
          </table:table-cell>
          <table:table-cell office:value-type="string" calcext:value-type="string">
            <text:p>11.4.0</text:p>
          </table:table-cell>
          <table:table-cell office:value-type="string" calcext:value-type="string">
            <text:p>2025/Jan/16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ython-neutronclient&gt;=7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glanceclient&gt;=2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25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websockify&gt;=0.9.0</text:p>
          </table:table-cell>
          <table:table-cell office:value-type="string" calcext:value-type="string">
            <text:p>LGPLv3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5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8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6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imit&gt;=1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4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8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10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14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5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2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19</text:p>
          </table:table-cell>
          <table:table-cell table:style-name="ce21" office:value-type="string" calcext:value-type="string">
            <text:p>rfc3986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fc3986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sutil&gt;=3.2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7</text:p>
          </table:table-cell>
          <table:table-cell table:style-name="ce21" office:value-type="string" calcext:value-type="string">
            <text:p>os-resource-classes</text:p>
          </table:table-cell>
          <table:table-cell table:style-name="ce21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resource-classes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8</text:p>
          </table:table-cell>
          <table:table-cell table:style-name="ce21" office:value-type="string" calcext:value-type="string">
            <text:p>os-traits</text:p>
          </table:table-cell>
          <table:table-cell table:style-name="ce21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traits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1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9</text:p>
          </table:table-cell>
          <table:table-cell table:style-name="ce21" office:value-type="string" calcext:value-type="string">
            <text:p>microversion_parse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icroversion-pars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69</text:p>
          </table:table-cell>
          <table:table-cell table:style-name="ce21" office:value-type="string" calcext:value-type="string">
            <text:p>retrying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trying&gt;=1.3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service-types&gt;=1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dateutil&gt;=2.7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uturist&gt;=1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4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5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 table:number-rows-repeated="10467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1:39:16.718740249</dc:date>
    <meta:editing-cycles>436</meta:editing-cycles>
    <meta:editing-duration>PT15H8M26S</meta:editing-duration>
    <meta:document-statistic meta:table-count="1" meta:cell-count="8678" meta:object-count="0"/>
    <meta:user-defined meta:name="AppVersion">16.0300</meta:user-defined>
  </office:meta>
</office:document-meta>
</file>